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ollno</text:p>
          </table:table-cell>
          <table:table-cell office:value-type="string" calcext:value-type="string">
            <text:p>semester1</text:p>
          </table:table-cell>
          <table:table-cell office:value-type="string" calcext:value-type="string">
            <text:p>semester2</text:p>
          </table:table-cell>
          <table:table-cell office:value-type="string" calcext:value-type="string">
            <text:p>semester3</text:p>
          </table:table-cell>
          <table:table-cell office:value-type="string" calcext:value-type="string">
            <text:p>semester4</text:p>
          </table:table-cell>
          <table:table-cell office:value-type="string" calcext:value-type="string">
            <text:p>semester5</text:p>
          </table:table-cell>
          <table:table-cell office:value-type="string" calcext:value-type="string">
            <text:p>semester6</text:p>
          </table:table-cell>
          <table:table-cell office:value-type="string" calcext:value-type="string">
            <text:p>semester7</text:p>
          </table:table-cell>
          <table:table-cell office:value-type="string" calcext:value-type="string">
            <text:p>semester8</text:p>
          </table:table-cell>
          <table:table-cell office:value-type="string" calcext:value-type="string">
            <text:p>totalmarkallsemest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dropout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1001" calcext:value-type="float">
            <text:p>1001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SUM([.C2];[.J2])" office:value-type="float" office:value="188" calcext:value-type="float">
            <text:p>188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p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ja</text:p>
          </table:table-cell>
          <table:table-cell office:value-type="float" office:value="1002" calcext:value-type="float">
            <text:p>1002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table:formula="of:=SUM([.C3];[.J3])" office:value-type="float" office:value="163" calcext:value-type="float">
            <text:p>163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p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</text:p>
          </table:table-cell>
          <table:table-cell office:value-type="float" office:value="1003" calcext:value-type="float">
            <text:p>1003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table:formula="of:=SUM([.C4];[.J4])" office:value-type="float" office:value="166" calcext:value-type="float">
            <text:p>166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p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a</text:p>
          </table:table-cell>
          <table:table-cell office:value-type="float" office:value="1004" calcext:value-type="float">
            <text:p>1004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table:formula="of:=SUM([.C5];[.J5])" office:value-type="float" office:value="149" calcext:value-type="float">
            <text:p>14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p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nie</text:p>
          </table:table-cell>
          <table:table-cell office:value-type="float" office:value="1005" calcext:value-type="float">
            <text:p>1005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table:formula="of:=SUM([.C6];[.J6])" office:value-type="float" office:value="139" calcext:value-type="float">
            <text:p>13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p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hal</text:p>
          </table:table-cell>
          <table:table-cell office:value-type="float" office:value="1006" calcext:value-type="float">
            <text:p>100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table:formula="of:=SUM([.C7];[.J7])" office:value-type="float" office:value="130" calcext:value-type="float">
            <text:p>13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p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ugan</text:p>
          </table:table-cell>
          <table:table-cell office:value-type="float" office:value="1007" calcext:value-type="float">
            <text:p>100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formula="of:=SUM([.C8];[.J8])" office:value-type="float" office:value="129" calcext:value-type="float">
            <text:p>12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p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tha</text:p>
          </table:table-cell>
          <table:table-cell office:value-type="float" office:value="1008" calcext:value-type="float">
            <text:p>1008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table:formula="of:=SUM([.C9];[.J9])" office:value-type="float" office:value="171" calcext:value-type="float">
            <text:p>171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p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i</text:p>
          </table:table-cell>
          <table:table-cell office:value-type="float" office:value="1009" calcext:value-type="float">
            <text:p>100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C10];[.J10])" office:value-type="float" office:value="18" calcext:value-type="float">
            <text:p>1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nan</text:p>
          </table:table-cell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SUM([.C11];[.J11])"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hnan</text:p>
          </table:table-cell>
          <table:table-cell office:value-type="float" office:value="1011" calcext:value-type="float">
            <text:p>101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formula="of:=SUM([.C12];[.J12])" office:value-type="float" office:value="147" calcext:value-type="float">
            <text:p>147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p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sh</text:p>
          </table:table-cell>
          <table:table-cell office:value-type="float" office:value="1012" calcext:value-type="float">
            <text:p>1012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table:formula="of:=SUM([.C13];[.J13])" office:value-type="float" office:value="179" calcext:value-type="float">
            <text:p>17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p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mugam</text:p>
          </table:table-cell>
          <table:table-cell office:value-type="float" office:value="1013" calcext:value-type="float">
            <text:p>101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SUM([.C14];[.J14])" office:value-type="float" office:value="2" calcext:value-type="float">
            <text:p>2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f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i</text:p>
          </table:table-cell>
          <table:table-cell office:value-type="float" office:value="1014" calcext:value-type="float">
            <text:p>1014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formula="of:=SUM([.C15];[.J15])"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vi</text:p>
          </table:table-cell>
          <table:table-cell office:value-type="float" office:value="1015" calcext:value-type="float">
            <text:p>101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fail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23:03:07.363508029</meta:creation-date>
    <meta:generator>LibreOffice/7.3.7.2$Linux_X86_64 LibreOffice_project/30$Build-2</meta:generator>
    <dc:date>2023-12-20T07:17:43.642013913</dc:date>
    <meta:editing-duration>PT20M6S</meta:editing-duration>
    <meta:editing-cycles>5</meta:editing-cycles>
    <meta:document-statistic meta:table-count="1" meta:cell-count="224" meta:object-count="0"/>
  </office:meta>
</office:document-meta>
</file>